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2000000D000000DD000000DD07B12F7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D000000DD000000DD07B12F7F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9.133cm" svg:y="0.549cm">
            <draw:object draw:notify-on-update-of-ranges="Sheet1.A3:Sheet1.A3 Sheet1.A4:Sheet1.A23 Sheet1.B3:Sheet1.B3 Sheet1.B4:Sheet1.B23 Sheet1.A3:Sheet1.A3 Sheet1.A4:Sheet1.A23 Sheet1.C3:Sheet1.C3 Sheet1.C4:Sheet1.C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9.133cm" svg:y="11.663cm">
            <draw:object draw:notify-on-update-of-ranges="Sheet1.A27:Sheet1.A27 Sheet1.A28:Sheet1.A47 Sheet1.B27:Sheet1.B27 Sheet1.B28:Sheet1.B47 Sheet1.A27:Sheet1.A27 Sheet1.A28:Sheet1.A47 Sheet1.C27:Sheet1.C27 Sheet1.C28:Sheet1.C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KM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ale factor</text:p>
          </table:table-cell>
          <table:table-cell table:formula="of:=[.B4]/(100 + [.A4])" office:value-type="float" office:value="2.27921519001942">
            <text:p>2,27921519</text:p>
          </table:table-cell>
          <table:table-cell table:formula="of:=[.B4]/([.A4]*100)" office:value-type="float" office:value="0.782530548573333">
            <text:p>0,782530548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m+n</text:p>
          </table:table-cell>
          <table:table-cell office:value-type="string">
            <text:p>m*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.759164572">
            <text:p>234,759164572</text:p>
          </table:table-cell>
          <table:table-cell table:formula="of:=[.C$2]*(100 + [.A4])" office:value-type="float" office:value="234.759164572">
            <text:p>234,759164572</text:p>
          </table:table-cell>
          <table:table-cell table:formula="of:=[.D$2]*([.A4]*100)" office:value-type="float" office:value="234.759164572">
            <text:p>234,7591645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.193163157">
            <text:p>238,193163157</text:p>
          </table:table-cell>
          <table:table-cell table:formula="of:=[.C$2]*(100 + [.A5])" office:value-type="float" office:value="241.596810142058">
            <text:p>241,5968101421</text:p>
          </table:table-cell>
          <table:table-cell table:formula="of:=[.D$2]*([.A5]*100)" office:value-type="float" office:value="469.518329144">
            <text:p>469,5183291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.239037037">
            <text:p>232,239037037</text:p>
          </table:table-cell>
          <table:table-cell table:formula="of:=[.C$2]*(100 + [.A6])" office:value-type="float" office:value="248.434455712116">
            <text:p>248,4344557121</text:p>
          </table:table-cell>
          <table:table-cell table:formula="of:=[.D$2]*([.A6]*100)" office:value-type="float" office:value="704.277493716">
            <text:p>704,2774937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6.395025492">
            <text:p>236,395025492</text:p>
          </table:table-cell>
          <table:table-cell table:formula="of:=[.C$2]*(100 + [.A7])" office:value-type="float" office:value="255.272101282175">
            <text:p>255,2721012822</text:p>
          </table:table-cell>
          <table:table-cell table:formula="of:=[.D$2]*([.A7]*100)" office:value-type="float" office:value="939.036658288">
            <text:p>939,0366582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0.474103212">
            <text:p>240,474103212</text:p>
          </table:table-cell>
          <table:table-cell table:formula="of:=[.C$2]*(100 + [.A8])" office:value-type="float" office:value="262.109746852233">
            <text:p>262,1097468522</text:p>
          </table:table-cell>
          <table:table-cell table:formula="of:=[.D$2]*([.A8]*100)" office:value-type="float" office:value="1173.79582286">
            <text:p>1173,795822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7.966994286">
            <text:p>247,966994286</text:p>
          </table:table-cell>
          <table:table-cell table:formula="of:=[.C$2]*(100 + [.A9])" office:value-type="float" office:value="268.947392422291">
            <text:p>268,9473924223</text:p>
          </table:table-cell>
          <table:table-cell table:formula="of:=[.D$2]*([.A9]*100)" office:value-type="float" office:value="1408.554987432">
            <text:p>1408,5549874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8.332042217">
            <text:p>248,332042217</text:p>
          </table:table-cell>
          <table:table-cell table:formula="of:=[.C$2]*(100 + [.A10])" office:value-type="float" office:value="275.785037992349">
            <text:p>275,7850379924</text:p>
          </table:table-cell>
          <table:table-cell table:formula="of:=[.D$2]*([.A10]*100)" office:value-type="float" office:value="1643.314152004">
            <text:p>1643,3141520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1.913975716">
            <text:p>251,913975716</text:p>
          </table:table-cell>
          <table:table-cell table:formula="of:=[.C$2]*(100 + [.A11])" office:value-type="float" office:value="282.622683562408">
            <text:p>282,6226835624</text:p>
          </table:table-cell>
          <table:table-cell table:formula="of:=[.D$2]*([.A11]*100)" office:value-type="float" office:value="1878.073316576">
            <text:p>1878,0733165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5.612832785">
            <text:p>255,612832785</text:p>
          </table:table-cell>
          <table:table-cell table:formula="of:=[.C$2]*(100 + [.A12])" office:value-type="float" office:value="289.460329132466">
            <text:p>289,4603291325</text:p>
          </table:table-cell>
          <table:table-cell table:formula="of:=[.D$2]*([.A12]*100)" office:value-type="float" office:value="2112.832481148">
            <text:p>2112,8324811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4.64193511">
            <text:p>264,64193511</text:p>
          </table:table-cell>
          <table:table-cell table:formula="of:=[.C$2]*(100 + [.A13])" office:value-type="float" office:value="296.297974702524">
            <text:p>296,2979747025</text:p>
          </table:table-cell>
          <table:table-cell table:formula="of:=[.D$2]*([.A13]*100)" office:value-type="float" office:value="2347.59164572">
            <text:p>2347,5916457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7.289124012">
            <text:p>267,289124012</text:p>
          </table:table-cell>
          <table:table-cell table:formula="of:=[.C$2]*(100 + [.A14])" office:value-type="float" office:value="303.135620272583">
            <text:p>303,1356202726</text:p>
          </table:table-cell>
          <table:table-cell table:formula="of:=[.D$2]*([.A14]*100)" office:value-type="float" office:value="2582.350810292">
            <text:p>2582,35081029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8.09924221">
            <text:p>268,09924221</text:p>
          </table:table-cell>
          <table:table-cell table:formula="of:=[.C$2]*(100 + [.A15])" office:value-type="float" office:value="309.973265842641">
            <text:p>309,9732658426</text:p>
          </table:table-cell>
          <table:table-cell table:formula="of:=[.D$2]*([.A15]*100)" office:value-type="float" office:value="2817.109974864">
            <text:p>2817,10997486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1.657114029">
            <text:p>271,657114029</text:p>
          </table:table-cell>
          <table:table-cell table:formula="of:=[.C$2]*(100 + [.A16])" office:value-type="float" office:value="316.810911412699">
            <text:p>316,8109114127</text:p>
          </table:table-cell>
          <table:table-cell table:formula="of:=[.D$2]*([.A16]*100)" office:value-type="float" office:value="3051.869139436">
            <text:p>3051,86913943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76.111980915">
            <text:p>276,111980915</text:p>
          </table:table-cell>
          <table:table-cell table:formula="of:=[.C$2]*(100 + [.A17])" office:value-type="float" office:value="323.648556982757">
            <text:p>323,6485569828</text:p>
          </table:table-cell>
          <table:table-cell table:formula="of:=[.D$2]*([.A17]*100)" office:value-type="float" office:value="3286.628304008">
            <text:p>3286,6283040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7.250618696">
            <text:p>277,250618696</text:p>
          </table:table-cell>
          <table:table-cell table:formula="of:=[.C$2]*(100 + [.A18])" office:value-type="float" office:value="330.486202552815">
            <text:p>330,4862025528</text:p>
          </table:table-cell>
          <table:table-cell table:formula="of:=[.D$2]*([.A18]*100)" office:value-type="float" office:value="3521.38746858">
            <text:p>3521,3874685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1.897297382">
            <text:p>281,897297382</text:p>
          </table:table-cell>
          <table:table-cell table:formula="of:=[.C$2]*(100 + [.A19])" office:value-type="float" office:value="337.323848122874">
            <text:p>337,3238481229</text:p>
          </table:table-cell>
          <table:table-cell table:formula="of:=[.D$2]*([.A19]*100)" office:value-type="float" office:value="3756.146633152">
            <text:p>3756,14663315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9.593112707">
            <text:p>289,593112707</text:p>
          </table:table-cell>
          <table:table-cell table:formula="of:=[.C$2]*(100 + [.A20])" office:value-type="float" office:value="344.161493692932">
            <text:p>344,1614936929</text:p>
          </table:table-cell>
          <table:table-cell table:formula="of:=[.D$2]*([.A20]*100)" office:value-type="float" office:value="3990.905797724">
            <text:p>3990,9057977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94.651861429">
            <text:p>294,651861429</text:p>
          </table:table-cell>
          <table:table-cell table:formula="of:=[.C$2]*(100 + [.A21])" office:value-type="float" office:value="350.99913926299">
            <text:p>350,999139263</text:p>
          </table:table-cell>
          <table:table-cell table:formula="of:=[.D$2]*([.A21]*100)" office:value-type="float" office:value="4225.664962296">
            <text:p>4225,66496229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03.474894285">
            <text:p>303,474894285</text:p>
          </table:table-cell>
          <table:table-cell table:formula="of:=[.C$2]*(100 + [.A22])" office:value-type="float" office:value="357.836784833048">
            <text:p>357,836784833</text:p>
          </table:table-cell>
          <table:table-cell table:formula="of:=[.D$2]*([.A22]*100)" office:value-type="float" office:value="4460.424126868">
            <text:p>4460,4241268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.324470997">
            <text:p>300,324470997</text:p>
          </table:table-cell>
          <table:table-cell table:formula="of:=[.C$2]*(100 + [.A23])" office:value-type="float" office:value="364.674430403107">
            <text:p>364,6744304031</text:p>
          </table:table-cell>
          <table:table-cell table:formula="of:=[.D$2]*([.A23]*100)" office:value-type="float" office:value="4695.18329144">
            <text:p>4695,183291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ale factor</text:p>
          </table:table-cell>
          <table:table-cell table:formula="of:=[.B28]/(100 + [.A28])" office:value-type="float" office:value="3.08978235142718">
            <text:p>3,0897823514</text:p>
          </table:table-cell>
          <table:table-cell table:formula="of:=[.B28]/([.A28]*100)" office:value-type="float" office:value="1.06082527399">
            <text:p>1,06082527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m+n</text:p>
          </table:table-cell>
          <table:table-cell office:value-type="string">
            <text:p>m*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8.247582197">
            <text:p>318,247582197</text:p>
          </table:table-cell>
          <table:table-cell table:formula="of:=[.C$26]*(100 + [.A28])" office:value-type="float" office:value="318.247582197">
            <text:p>318,247582197</text:p>
          </table:table-cell>
          <table:table-cell table:formula="of:=[.D$26]*([.A28]*100)" office:value-type="float" office:value="318.247582197">
            <text:p>318,2475821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8.25924921">
            <text:p>308,25924921</text:p>
          </table:table-cell>
          <table:table-cell table:formula="of:=[.C$26]*(100 + [.A29])" office:value-type="float" office:value="327.516929251282">
            <text:p>327,5169292513</text:p>
          </table:table-cell>
          <table:table-cell table:formula="of:=[.D$26]*([.A29]*100)" office:value-type="float" office:value="636.495164394">
            <text:p>636,4951643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.754962921">
            <text:p>292,754962921</text:p>
          </table:table-cell>
          <table:table-cell table:formula="of:=[.C$26]*(100 + [.A30])" office:value-type="float" office:value="336.786276305563">
            <text:p>336,7862763056</text:p>
          </table:table-cell>
          <table:table-cell table:formula="of:=[.D$26]*([.A30]*100)" office:value-type="float" office:value="954.742746591">
            <text:p>954,7427465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9.329759359">
            <text:p>299,329759359</text:p>
          </table:table-cell>
          <table:table-cell table:formula="of:=[.C$26]*(100 + [.A31])" office:value-type="float" office:value="346.055623359845">
            <text:p>346,0556233598</text:p>
          </table:table-cell>
          <table:table-cell table:formula="of:=[.D$26]*([.A31]*100)" office:value-type="float" office:value="1272.990328788">
            <text:p>1272,9903287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3.056570292">
            <text:p>303,056570292</text:p>
          </table:table-cell>
          <table:table-cell table:formula="of:=[.C$26]*(100 + [.A32])" office:value-type="float" office:value="355.324970414126">
            <text:p>355,3249704141</text:p>
          </table:table-cell>
          <table:table-cell table:formula="of:=[.D$26]*([.A32]*100)" office:value-type="float" office:value="1591.237910985">
            <text:p>1591,2379109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9.380691051">
            <text:p>309,380691051</text:p>
          </table:table-cell>
          <table:table-cell table:formula="of:=[.C$26]*(100 + [.A33])" office:value-type="float" office:value="364.594317468408">
            <text:p>364,5943174684</text:p>
          </table:table-cell>
          <table:table-cell table:formula="of:=[.D$26]*([.A33]*100)" office:value-type="float" office:value="1909.485493182">
            <text:p>1909,4854931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3.422153234">
            <text:p>313,422153234</text:p>
          </table:table-cell>
          <table:table-cell table:formula="of:=[.C$26]*(100 + [.A34])" office:value-type="float" office:value="373.863664522689">
            <text:p>373,8636645227</text:p>
          </table:table-cell>
          <table:table-cell table:formula="of:=[.D$26]*([.A34]*100)" office:value-type="float" office:value="2227.733075379">
            <text:p>2227,73307537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.334357023">
            <text:p>320,334357023</text:p>
          </table:table-cell>
          <table:table-cell table:formula="of:=[.C$26]*(100 + [.A35])" office:value-type="float" office:value="383.133011576971">
            <text:p>383,133011577</text:p>
          </table:table-cell>
          <table:table-cell table:formula="of:=[.D$26]*([.A35]*100)" office:value-type="float" office:value="2545.980657576">
            <text:p>2545,9806575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1.187913418">
            <text:p>331,187913418</text:p>
          </table:table-cell>
          <table:table-cell table:formula="of:=[.C$26]*(100 + [.A36])" office:value-type="float" office:value="392.402358631252">
            <text:p>392,4023586313</text:p>
          </table:table-cell>
          <table:table-cell table:formula="of:=[.D$26]*([.A36]*100)" office:value-type="float" office:value="2864.228239773">
            <text:p>2864,2282397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7.781995773">
            <text:p>337,781995773</text:p>
          </table:table-cell>
          <table:table-cell table:formula="of:=[.C$26]*(100 + [.A37])" office:value-type="float" office:value="401.671705685534">
            <text:p>401,6717056855</text:p>
          </table:table-cell>
          <table:table-cell table:formula="of:=[.D$26]*([.A37]*100)" office:value-type="float" office:value="3182.47582197">
            <text:p>3182,4758219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5.849670887">
            <text:p>335,849670887</text:p>
          </table:table-cell>
          <table:table-cell table:formula="of:=[.C$26]*(100 + [.A38])" office:value-type="float" office:value="410.941052739816">
            <text:p>410,9410527398</text:p>
          </table:table-cell>
          <table:table-cell table:formula="of:=[.D$26]*([.A38]*100)" office:value-type="float" office:value="3500.723404167">
            <text:p>3500,7234041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0.602455616">
            <text:p>340,602455616</text:p>
          </table:table-cell>
          <table:table-cell table:formula="of:=[.C$26]*(100 + [.A39])" office:value-type="float" office:value="420.210399794097">
            <text:p>420,2103997941</text:p>
          </table:table-cell>
          <table:table-cell table:formula="of:=[.D$26]*([.A39]*100)" office:value-type="float" office:value="3818.970986364">
            <text:p>3818,97098636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45.397678375">
            <text:p>345,397678375</text:p>
          </table:table-cell>
          <table:table-cell table:formula="of:=[.C$26]*(100 + [.A40])" office:value-type="float" office:value="429.479746848379">
            <text:p>429,4797468484</text:p>
          </table:table-cell>
          <table:table-cell table:formula="of:=[.D$26]*([.A40]*100)" office:value-type="float" office:value="4137.218568561">
            <text:p>4137,21856856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48.410434246">
            <text:p>348,410434246</text:p>
          </table:table-cell>
          <table:table-cell table:formula="of:=[.C$26]*(100 + [.A41])" office:value-type="float" office:value="438.74909390266">
            <text:p>438,7490939027</text:p>
          </table:table-cell>
          <table:table-cell table:formula="of:=[.D$26]*([.A41]*100)" office:value-type="float" office:value="4455.466150758">
            <text:p>4455,46615075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6.29194665">
            <text:p>356,29194665</text:p>
          </table:table-cell>
          <table:table-cell table:formula="of:=[.C$26]*(100 + [.A42])" office:value-type="float" office:value="448.018440956942">
            <text:p>448,0184409569</text:p>
          </table:table-cell>
          <table:table-cell table:formula="of:=[.D$26]*([.A42]*100)" office:value-type="float" office:value="4773.713732955">
            <text:p>4773,7137329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59.790555716">
            <text:p>359,790555716</text:p>
          </table:table-cell>
          <table:table-cell table:formula="of:=[.C$26]*(100 + [.A43])" office:value-type="float" office:value="457.287788011223">
            <text:p>457,2877880112</text:p>
          </table:table-cell>
          <table:table-cell table:formula="of:=[.D$26]*([.A43]*100)" office:value-type="float" office:value="5091.961315152">
            <text:p>5091,96131515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72.384438515">
            <text:p>372,384438515</text:p>
          </table:table-cell>
          <table:table-cell table:formula="of:=[.C$26]*(100 + [.A44])" office:value-type="float" office:value="466.557135065505">
            <text:p>466,5571350655</text:p>
          </table:table-cell>
          <table:table-cell table:formula="of:=[.D$26]*([.A44]*100)" office:value-type="float" office:value="5410.208897349">
            <text:p>5410,20889734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68.557084799">
            <text:p>368,557084799</text:p>
          </table:table-cell>
          <table:table-cell table:formula="of:=[.C$26]*(100 + [.A45])" office:value-type="float" office:value="475.826482119786">
            <text:p>475,8264821198</text:p>
          </table:table-cell>
          <table:table-cell table:formula="of:=[.D$26]*([.A45]*100)" office:value-type="float" office:value="5728.456479546">
            <text:p>5728,45647954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75.494179487">
            <text:p>375,494179487</text:p>
          </table:table-cell>
          <table:table-cell table:formula="of:=[.C$26]*(100 + [.A46])" office:value-type="float" office:value="485.095829174068">
            <text:p>485,0958291741</text:p>
          </table:table-cell>
          <table:table-cell table:formula="of:=[.D$26]*([.A46]*100)" office:value-type="float" office:value="6046.704061743">
            <text:p>6046,7040617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1.585925102">
            <text:p>381,585925102</text:p>
          </table:table-cell>
          <table:table-cell table:formula="of:=[.C$26]*(100 + [.A47])" office:value-type="float" office:value="494.36517622835">
            <text:p>494,3651762284</text:p>
          </table:table-cell>
          <table:table-cell table:formula="of:=[.D$26]*([.A47]*100)" office:value-type="float" office:value="6364.95164394">
            <text:p>6364,95164394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29.05.2013</text:date>, <text:time>18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6:07:00</meta:creation-date>
    <dc:date>2013-05-29T18:01:42</dc:date>
    <meta:editing-duration>PT1H32M20S</meta:editing-duration>
    <meta:editing-cycles>12</meta:editing-cycles>
    <meta:generator>LibreOffice/3.4$Linux LibreOffice_project/340m1$Build-402</meta:generator>
    <meta:document-statistic meta:table-count="3" meta:cell-count="1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7cm" svg:y="0.316cm" chart:style-name="ch2">
          <text:p>KMP Worst case running time</text:p>
        </chart:title>
        <chart:subtitle svg:x="5.919cm" svg:y="1.275cm" chart:style-name="ch3">
          <text:p>n = 100, 2000 iterations</text:p>
        </chart:subtitle>
        <chart:legend chart:legend-position="end" svg:x="13.967cm" svg:y="3.952cm" style:legend-expansion="high" chart:style-name="ch4"/>
        <chart:plot-area chart:style-name="ch5" table:cell-range-address="Sheet1.A3:Sheet1.C23" chart:data-source-has-labels="row" svg:x="1.331cm" svg:y="2.318cm" svg:width="11.997cm" svg:height="5.521cm">
          <chartooo:coordinate-region svg:x="2.138cm" svg:y="2.518cm" svg:width="11.003cm" svg:height="4.674cm"/>
          <chart:axis chart:dimension="x" chart:name="primary-x" chart:style-name="ch6">
            <chart:title svg:x="7.139cm" svg:y="8.019cm" chart:style-name="ch7">
              <text:p>m</text:p>
            </chart:title>
          </chart:axis>
          <chart:axis chart:dimension="y" chart:name="primary-y" chart:style-name="ch6">
            <chart:title svg:x="0.451cm" svg:y="6.088cm" chart:style-name="ch8">
              <text:p>t, scaled m+n</text:p>
            </chart:title>
            <chart:grid chart:style-name="ch9" chart:class="major"/>
          </chart:axis>
          <chart:series chart:style-name="ch10" chart:values-cell-range-address="Sheet1.B4:Sheet1.B23" chart:label-cell-address="Sheet1.B3:Sheet1.B3" chart:class="chart:scatter">
            <chart:domain table:cell-range-address="Sheet1.A4:Sheet1.A23"/>
            <chart:data-point chart:repeated="20"/>
          </chart:series>
          <chart:series chart:style-name="ch11" chart:values-cell-range-address="Sheet1.C4:Sheet1.C23" chart:label-cell-address="Sheet1.C3:Sheet1.C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3:Sheet1.B3</svg:desc>
                </draw:g>
              </table:table-cell>
              <table:table-cell office:value-type="string">
                <text:p>m+n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4:Sheet1.A23</svg:desc>
                </draw:g>
              </table:table-cell>
              <table:table-cell office:value-type="float" office:value="234.759164572">
                <text:p>234.759164572</text:p>
                <draw:g>
                  <svg:desc>Sheet1.B4:Sheet1.B23</svg:desc>
                </draw:g>
              </table:table-cell>
              <table:table-cell office:value-type="float" office:value="234.759164572">
                <text:p>234.759164572</text:p>
                <draw:g>
                  <svg:desc>Sheet1.C4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8.193163157">
                <text:p>238.193163157</text:p>
              </table:table-cell>
              <table:table-cell office:value-type="float" office:value="241.596810142058">
                <text:p>241.596810142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32.239037037">
                <text:p>232.239037037</text:p>
              </table:table-cell>
              <table:table-cell office:value-type="float" office:value="248.434455712116">
                <text:p>248.43445571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36.395025492">
                <text:p>236.395025492</text:p>
              </table:table-cell>
              <table:table-cell office:value-type="float" office:value="255.272101282175">
                <text:p>255.272101282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0.474103212">
                <text:p>240.474103212</text:p>
              </table:table-cell>
              <table:table-cell office:value-type="float" office:value="262.109746852233">
                <text:p>262.109746852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47.966994286">
                <text:p>247.966994286</text:p>
              </table:table-cell>
              <table:table-cell office:value-type="float" office:value="268.947392422291">
                <text:p>268.947392422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48.332042217">
                <text:p>248.332042217</text:p>
              </table:table-cell>
              <table:table-cell office:value-type="float" office:value="275.785037992349">
                <text:p>275.785037992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51.913975716">
                <text:p>251.913975716</text:p>
              </table:table-cell>
              <table:table-cell office:value-type="float" office:value="282.622683562408">
                <text:p>282.622683562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55.612832785">
                <text:p>255.612832785</text:p>
              </table:table-cell>
              <table:table-cell office:value-type="float" office:value="289.460329132466">
                <text:p>289.460329132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64.64193511">
                <text:p>264.64193511</text:p>
              </table:table-cell>
              <table:table-cell office:value-type="float" office:value="296.297974702524">
                <text:p>296.297974702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67.289124012">
                <text:p>267.289124012</text:p>
              </table:table-cell>
              <table:table-cell office:value-type="float" office:value="303.135620272583">
                <text:p>303.135620272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68.09924221">
                <text:p>268.09924221</text:p>
              </table:table-cell>
              <table:table-cell office:value-type="float" office:value="309.973265842641">
                <text:p>309.973265842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271.657114029">
                <text:p>271.657114029</text:p>
              </table:table-cell>
              <table:table-cell office:value-type="float" office:value="316.810911412699">
                <text:p>316.810911412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276.111980915">
                <text:p>276.111980915</text:p>
              </table:table-cell>
              <table:table-cell office:value-type="float" office:value="323.648556982757">
                <text:p>323.648556982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277.250618696">
                <text:p>277.250618696</text:p>
              </table:table-cell>
              <table:table-cell office:value-type="float" office:value="330.486202552815">
                <text:p>330.486202552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81.897297382">
                <text:p>281.897297382</text:p>
              </table:table-cell>
              <table:table-cell office:value-type="float" office:value="337.323848122874">
                <text:p>337.323848122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289.593112707">
                <text:p>289.593112707</text:p>
              </table:table-cell>
              <table:table-cell office:value-type="float" office:value="344.161493692932">
                <text:p>344.161493692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294.651861429">
                <text:p>294.651861429</text:p>
              </table:table-cell>
              <table:table-cell office:value-type="float" office:value="350.99913926299">
                <text:p>350.99913926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03.474894285">
                <text:p>303.474894285</text:p>
              </table:table-cell>
              <table:table-cell office:value-type="float" office:value="357.836784833048">
                <text:p>357.836784833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300.324470997">
                <text:p>300.324470997</text:p>
              </table:table-cell>
              <table:table-cell office:value-type="float" office:value="364.674430403107">
                <text:p>364.674430403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9cm" svg:y="0.316cm" chart:style-name="ch2">
          <text:p>BA Worst case running time</text:p>
        </chart:title>
        <chart:subtitle svg:x="5.747cm" svg:y="1.275cm" chart:style-name="ch3">
          <text:p>n = 100, iterations = 2000</text:p>
        </chart:subtitle>
        <chart:legend chart:legend-position="end" svg:x="13.967cm" svg:y="3.952cm" style:legend-expansion="high" chart:style-name="ch4"/>
        <chart:plot-area chart:style-name="ch5" table:cell-range-address="Sheet1.A27:Sheet1.C47" chart:data-source-has-labels="row" svg:x="1.331cm" svg:y="2.318cm" svg:width="11.997cm" svg:height="5.521cm">
          <chartooo:coordinate-region svg:x="2.138cm" svg:y="2.518cm" svg:width="11.003cm" svg:height="4.674cm"/>
          <chart:axis chart:dimension="x" chart:name="primary-x" chart:style-name="ch6">
            <chart:title svg:x="7.139cm" svg:y="8.019cm" chart:style-name="ch7">
              <text:p>m</text:p>
            </chart:title>
          </chart:axis>
          <chart:axis chart:dimension="y" chart:name="primary-y" chart:style-name="ch6">
            <chart:title svg:x="0.451cm" svg:y="6.088cm" chart:style-name="ch8">
              <text:p>t, scaled m+n</text:p>
            </chart:title>
            <chart:grid chart:style-name="ch9" chart:class="major"/>
          </chart:axis>
          <chart:series chart:style-name="ch10" chart:values-cell-range-address="Sheet1.B28:Sheet1.B47" chart:label-cell-address="Sheet1.B27:Sheet1.B27" chart:class="chart:scatter">
            <chart:domain table:cell-range-address="Sheet1.A28:Sheet1.A47"/>
            <chart:data-point chart:repeated="20"/>
          </chart:series>
          <chart:series chart:style-name="ch11" chart:values-cell-range-address="Sheet1.C28:Sheet1.C47" chart:label-cell-address="Sheet1.C27:Sheet1.C27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27:Sheet1.B27</svg:desc>
                </draw:g>
              </table:table-cell>
              <table:table-cell office:value-type="string">
                <text:p>m+n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8:Sheet1.A47</svg:desc>
                </draw:g>
              </table:table-cell>
              <table:table-cell office:value-type="float" office:value="318.247582197">
                <text:p>318.247582197</text:p>
                <draw:g>
                  <svg:desc>Sheet1.B28:Sheet1.B47</svg:desc>
                </draw:g>
              </table:table-cell>
              <table:table-cell office:value-type="float" office:value="318.247582197">
                <text:p>318.247582197</text:p>
                <draw:g>
                  <svg:desc>Sheet1.C28:Sheet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08.25924921">
                <text:p>308.25924921</text:p>
              </table:table-cell>
              <table:table-cell office:value-type="float" office:value="327.516929251282">
                <text:p>327.516929251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92.754962921">
                <text:p>292.754962921</text:p>
              </table:table-cell>
              <table:table-cell office:value-type="float" office:value="336.786276305563">
                <text:p>336.786276305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99.329759359">
                <text:p>299.329759359</text:p>
              </table:table-cell>
              <table:table-cell office:value-type="float" office:value="346.055623359845">
                <text:p>346.05562335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03.056570292">
                <text:p>303.056570292</text:p>
              </table:table-cell>
              <table:table-cell office:value-type="float" office:value="355.324970414126">
                <text:p>355.324970414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09.380691051">
                <text:p>309.380691051</text:p>
              </table:table-cell>
              <table:table-cell office:value-type="float" office:value="364.594317468408">
                <text:p>364.594317468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13.422153234">
                <text:p>313.422153234</text:p>
              </table:table-cell>
              <table:table-cell office:value-type="float" office:value="373.863664522689">
                <text:p>373.863664522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20.334357023">
                <text:p>320.334357023</text:p>
              </table:table-cell>
              <table:table-cell office:value-type="float" office:value="383.133011576971">
                <text:p>383.133011576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31.187913418">
                <text:p>331.187913418</text:p>
              </table:table-cell>
              <table:table-cell office:value-type="float" office:value="392.402358631252">
                <text:p>392.402358631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37.781995773">
                <text:p>337.781995773</text:p>
              </table:table-cell>
              <table:table-cell office:value-type="float" office:value="401.671705685534">
                <text:p>401.671705685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335.849670887">
                <text:p>335.849670887</text:p>
              </table:table-cell>
              <table:table-cell office:value-type="float" office:value="410.941052739816">
                <text:p>410.941052739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340.602455616">
                <text:p>340.602455616</text:p>
              </table:table-cell>
              <table:table-cell office:value-type="float" office:value="420.210399794097">
                <text:p>420.210399794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45.397678375">
                <text:p>345.397678375</text:p>
              </table:table-cell>
              <table:table-cell office:value-type="float" office:value="429.479746848379">
                <text:p>429.47974684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48.410434246">
                <text:p>348.410434246</text:p>
              </table:table-cell>
              <table:table-cell office:value-type="float" office:value="438.74909390266">
                <text:p>438.74909390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6.29194665">
                <text:p>356.29194665</text:p>
              </table:table-cell>
              <table:table-cell office:value-type="float" office:value="448.018440956942">
                <text:p>448.018440956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359.790555716">
                <text:p>359.790555716</text:p>
              </table:table-cell>
              <table:table-cell office:value-type="float" office:value="457.287788011223">
                <text:p>457.287788011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372.384438515">
                <text:p>372.384438515</text:p>
              </table:table-cell>
              <table:table-cell office:value-type="float" office:value="466.557135065505">
                <text:p>466.557135065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368.557084799">
                <text:p>368.557084799</text:p>
              </table:table-cell>
              <table:table-cell office:value-type="float" office:value="475.826482119786">
                <text:p>475.826482119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75.494179487">
                <text:p>375.494179487</text:p>
              </table:table-cell>
              <table:table-cell office:value-type="float" office:value="485.095829174068">
                <text:p>485.095829174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381.585925102">
                <text:p>381.585925102</text:p>
              </table:table-cell>
              <table:table-cell office:value-type="float" office:value="494.36517622835">
                <text:p>494.36517622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